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/>
    <style:font-face style:name="Droid Sans Fallback" svg:font-family="'Droid Sans Fallback'" style:font-family-generic="roman"/>
    <style:font-face style:name="FreeSans" svg:font-family="FreeSans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T1" style:family="text">
      <style:text-properties fo:color="#000000" style:text-outline="false" style:text-line-through-style="none" style:text-line-through-type="none" style:font-name="Droid Sans Fallback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This is 1 test record text for Gengo automation checking. [[[ comment here ]]] &lt;div class = "ng-binder" id = "label-check"&gt; more texts inside these two blocks of html </text:span><text:span text:style-name="T3">code TEST&lt;/div&gt;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/>
    <style:font-face style:name="Droid Sans Fallback" svg:font-family="'Droid Sans Fallback'" style:font-family-generic="roman"/>
    <style:font-face style:name="FreeSans" svg:font-family="FreeSans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PH" style:letter-kerning="true" style:font-name-asian="Droid Sans Fallback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2:52:17.397644446</meta:creation-date>
    <dc:date>2017-05-30T12:53:06.310831695</dc:date>
    <meta:editing-duration>P0D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31" meta:character-count="182" meta:non-whitespace-character-count="152"/>
  </office:meta>
</office:document-meta>
</file>